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2pt" officeooo:paragraph-rsid="000e6f5a"/>
    </style:style>
    <style:style style:name="P2" style:family="paragraph" style:parent-style-name="Standard">
      <style:text-properties style:font-name="Liberation Serif" fo:font-size="12pt"/>
    </style:style>
    <style:style style:name="P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a6389" officeooo:paragraph-rsid="000a638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a6389" officeooo:paragraph-rsid="000a638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0cb12d" officeooo:paragraph-rsid="000cb12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0e6f5a" officeooo:paragraph-rsid="000e6f5a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paragraph-rsid="000e6f5a" style:font-weight-asian="bold" style:font-weight-complex="bold"/>
    </style:style>
    <style:style style:name="P10" style:family="paragraph" style:parent-style-name="Standard"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paragraph-rsid="000ae56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paragraph-rsid="000cb12d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0ae566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0bd506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0e6f5a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ae566" officeooo:paragraph-rsid="000ae566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bd506" officeooo:paragraph-rsid="000bd506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e566" style:font-weight-asian="normal" style:font-weight-complex="normal"/>
    </style:style>
    <style:style style:name="T3" style:family="text">
      <style:text-properties fo:font-weight="normal" officeooo:rsid="000bd506" style:font-weight-asian="normal" style:font-weight-complex="normal"/>
    </style:style>
    <style:style style:name="T4" style:family="text">
      <style:text-properties fo:font-weight="normal" officeooo:rsid="000e6f5a" style:font-size-asian="12pt" style:font-weight-asian="normal" style:font-size-complex="12pt" style:font-weight-complex="normal"/>
    </style:style>
    <style:style style:name="T5" style:family="text">
      <style:text-properties officeooo:rsid="000ae566"/>
    </style:style>
    <style:style style:name="T6" style:family="text">
      <style:text-properties style:font-name="sans-seri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e566" style:font-weight-asian="bold" style:font-weight-complex="bold"/>
    </style:style>
    <style:style style:name="T9" style:family="text">
      <style:text-properties fo:font-weight="bold" officeooo:rsid="000bd506" style:font-weight-asian="bold" style:font-weight-complex="bold"/>
    </style:style>
    <style:style style:name="T10" style:family="text">
      <style:text-properties fo:font-weight="bold" officeooo:rsid="000cb12d" style:font-weight-asian="bold" style:font-weight-complex="bold"/>
    </style:style>
    <style:style style:name="T11" style:family="text">
      <style:text-properties fo:font-weight="bold" officeooo:rsid="000e6f5a" style:font-weight-asian="bold" style:font-weight-complex="bold"/>
    </style:style>
    <style:style style:name="T12" style:family="text">
      <style:text-properties fo:font-weight="bold" officeooo:rsid="000e6f5a" style:font-size-asian="12pt" style:font-weight-asian="bold" style:font-size-complex="12pt" style:font-weight-complex="bold"/>
    </style:style>
    <style:style style:name="T13" style:family="text">
      <style:text-properties officeooo:rsid="000bd506"/>
    </style:style>
    <style:style style:name="T14" style:family="text">
      <style:text-properties officeooo:rsid="000e6f5a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0e6f5a" style:font-size-asian="12pt" style:font-weight-asian="normal" style:font-size-complex="12pt" style:font-weight-complex="normal"/>
    </style:style>
    <style:style style:name="T17" style:family="text">
      <style:text-properties style:font-name="Liberation Serif" fo:font-weight="bold" officeooo:rsid="000e6f5a" style:font-weight-asian="bold" style:font-weight-complex="bold"/>
    </style:style>
    <style:style style:name="T18" style:family="text">
      <style:text-properties officeooo:rsid="000e6f5a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DITORIA Nº 01/2016</text:p>
      <text:p text:style-name="P4"/>
      <text:p text:style-name="P5">1. DATA DE INÍCIO:<text:tab/><text:tab/><text:span text:style-name="T1">25/07/2016</text:span></text:p>
      <text:p text:style-name="P5"/>
      <text:p text:style-name="P5">2. DATA DE TÉRMINO:<text:tab/><text:tab/><text:span text:style-name="T1">08/08/2016</text:span></text:p>
      <text:p text:style-name="P5"/>
      <text:p text:style-name="P5">3. LOCAL:<text:tab/><text:tab/><text:tab/><text:tab/><text:span text:style-name="T1">Laboratório de Informática do IFG/Câmpus Goiânia.</text:span></text:p>
      <text:p text:style-name="P5"/>
      <text:p text:style-name="P5">4. OBJETIVO:<text:tab/><text:tab/><text:tab/><text:span text:style-name="T1">Verificar se </text:span><text:span text:style-name="T2">os equipamentos</text:span><text:span text:style-name="T1"> </text:span><text:span text:style-name="T2">do </text:span><text:span text:style-name="T1">laborátorio </text:span><text:span text:style-name="T3">e as políticas de <text:tab/><text:tab/><text:tab/><text:tab/><text:tab/>segurança da informaçõa </text:span><text:span text:style-name="T1">atende</text:span><text:span text:style-name="T3">m</text:span><text:span text:style-name="T1"> às normas da instituição <text:tab/><text:tab/><text:tab/><text:tab/><text:tab/>definidas </text:span><text:span text:style-name="T2">a seguir.</text:span></text:p>
      <text:p text:style-name="P11"><text:span text:style-name="T8"/></text:p>
      <text:p text:style-name="P12"><text:span text:style-name="T8">4.1. </text:span><text:span text:style-name="T10">VERIFICAR SE AS </text:span><text:span text:style-name="T7">NOMENCLATURA</text:span><text:span text:style-name="T10">S DOS EQUIPAMENTOS</text:span><text:span text:style-name="T7"> </text:span><text:span text:style-name="T10">DA REDE LOCAL DO LABORATÓRIO ESTÃO DE ACORDO COM O SEGUINTE:</text:span></text:p>
      <text:p text:style-name="P12"><text:span text:style-name="T7"/></text:p>
      <text:p text:style-name="P12"><text:span text:style-name="T10">4.1.1. NOMENCLATURA DAS </text:span><text:span text:style-name="T7">ESTAÇÕES CLIENTES:</text:span></text:p>
      <text:p text:style-name="P11"><text:span text:style-name="T7"/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8">1º CAMPO</text:p>
          </table:table-cell>
          <table:table-cell table:style-name="Tabela1.A1" office:value-type="string">
            <text:p text:style-name="P18">2º CAMPO</text:p>
          </table:table-cell>
          <table:table-cell table:style-name="Tabela1.C1" office:value-type="string">
            <text:p text:style-name="P18">3º CAMPO</text:p>
          </table:table-cell>
        </table:table-row>
        <table:table-row>
          <table:table-cell table:style-name="Tabela1.A2" office:value-type="string">
            <text:p text:style-name="P14">Sigla do Equipamento</text:p>
          </table:table-cell>
          <table:table-cell table:style-name="Tabela1.A2" office:value-type="string">
            <text:p text:style-name="P14">C<text:span text:style-name="T5">â</text:span>mpus</text:p>
          </table:table-cell>
          <table:table-cell table:style-name="Tabela1.C2" office:value-type="string">
            <text:p text:style-name="P14">N<text:span text:style-name="T5">ú</text:span>mero patrimônio</text:p>
          </table:table-cell>
        </table:table-row>
      </table:table>
      <text:p text:style-name="P10"/>
      <text:p text:style-name="P10"><text:span text:style-name="T8">1º CAMPO</text:span><text:span text:style-name="T7">:</text:span> o primeiro identificador é constituído por um único caractere que define qual o tipo de equipamento que está sendo nomeado. A tabela abaixo define os valores para os equipamentos.</text:p>
      <text:p text:style-name="P10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9">Identificador</text:p>
          </table:table-cell>
          <table:table-cell table:style-name="Tabela2.B1" office:value-type="string">
            <text:p text:style-name="P19">Equipamento</text:p>
          </table:table-cell>
        </table:table-row>
        <table:table-row>
          <table:table-cell table:style-name="Tabela2.A2" office:value-type="string">
            <text:p text:style-name="P18">M</text:p>
          </table:table-cell>
          <table:table-cell table:style-name="Tabela2.B2" office:value-type="string">
            <text:p text:style-name="P14">Estação de Trabalho</text:p>
          </table:table-cell>
        </table:table-row>
        <table:table-row>
          <table:table-cell table:style-name="Tabela2.A2" office:value-type="string">
            <text:p text:style-name="P18">N</text:p>
          </table:table-cell>
          <table:table-cell table:style-name="Tabela2.B2" office:value-type="string">
            <text:p text:style-name="P17">Notebook</text:p>
          </table:table-cell>
        </table:table-row>
        <table:table-row>
          <table:table-cell table:style-name="Tabela2.A2" office:value-type="string">
            <text:p text:style-name="P18">I</text:p>
          </table:table-cell>
          <table:table-cell table:style-name="Tabela2.B2" office:value-type="string">
            <text:p text:style-name="P17">Impressora</text:p>
          </table:table-cell>
        </table:table-row>
      </table:table>
      <text:p text:style-name="P10"/>
      <text:p text:style-name="P10"><text:span text:style-name="T7">2</text:span><text:span text:style-name="T8">º</text:span><text:span text:style-name="T7"> </text:span><text:span text:style-name="T8">CAMPO</text:span><text:span text:style-name="T7">: </text:span>o segundo identificador é constituído por 3 caracteres. Este campo distingue o campus no qual a estação está instalada, utilizando sua respectiva sigla.</text:p>
      <text:p text:style-name="P10"/>
      <text:p text:style-name="P13"><text:span text:style-name="T8">3º CAMPO</text:span><text:span text:style-name="T7">: </text:span>o terceiro identificador é constituído de 5 ou 6 dígitos. Este campo é formado pelo número da placa de patrimônio afixada no equipamento.</text:p>
      <text:p text:style-name="P10"/>
      <text:p text:style-name="P3">Exemplos:</text:p>
      <text:p text:style-name="P13"/>
      <text:p text:style-name="P13">MGYN50799 – Estação (patrimônio) 50799 do C<text:span text:style-name="T5">â</text:span>mpus Goiânia</text:p>
      <text:p text:style-name="P13"/>
      <text:p text:style-name="P13">NGYN50750 – Notebook (patrimônio) 50750 do C<text:span text:style-name="T5">â</text:span>mpus Goiânia</text:p>
      <text:p text:style-name="P10"/>
      <text:p text:style-name="P10">IGYN10850 – Impressora (patrimônio) 10850 do C<text:span text:style-name="T5">â</text:span>mpus Goiânia</text:p>
      <text:p text:style-name="P10"/>
      <text:p text:style-name="P13"><text:span text:style-name="T8">4.</text:span><text:span text:style-name="T10">1</text:span><text:span text:style-name="T8">.</text:span><text:span text:style-name="T10">2.</text:span><text:span text:style-name="T8"> </text:span><text:span text:style-name="T7">NOMENCLATURA DOS ELEMENTOS ATIVOS:</text:span></text:p>
      <text:p text:style-name="P10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0">1º CAMPO</text:p>
          </table:table-cell>
          <table:table-cell table:style-name="Tabela3.A1" office:value-type="string">
            <text:p text:style-name="P20">2º CAMPO</text:p>
          </table:table-cell>
          <table:table-cell table:style-name="Tabela3.C1" office:value-type="string">
            <text:p text:style-name="P20">3º CAMPO</text:p>
          </table:table-cell>
        </table:table-row>
        <table:table-row>
          <table:table-cell table:style-name="Tabela3.A2" office:value-type="string">
            <text:p text:style-name="P14">Sigla do equipamento</text:p>
          </table:table-cell>
          <table:table-cell table:style-name="Tabela3.A2" office:value-type="string">
            <text:p text:style-name="P14">Campus</text:p>
          </table:table-cell>
          <table:table-cell table:style-name="Tabela3.C2" office:value-type="string">
            <text:p text:style-name="P14">Numero sequencial</text:p>
          </table:table-cell>
        </table:table-row>
      </table:table>
      <text:p text:style-name="P10"><text:s/></text:p>
      <text:p text:style-name="P15"><text:span text:style-name="T9">1º CAMPO:</text:span> o primeiro identificador é constituído por um único caractere que define qual o tipo de equipamento que está sendo nomeado. A tabela abaixo define os valores para os equipamentos.</text:p>
      <text:p text:style-name="P10"><text:soft-page-break/></text:p>
      <text:p text:style-name="P10"/>
      <text:p text:style-name="P10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6">Identificador</text:p>
          </table:table-cell>
          <table:table-cell table:style-name="Tabela4.B1" office:value-type="string">
            <text:p text:style-name="P6">Equipamento</text:p>
          </table:table-cell>
        </table:table-row>
        <table:table-row>
          <table:table-cell table:style-name="Tabela4.A2" office:value-type="string">
            <text:p text:style-name="P6">R</text:p>
          </table:table-cell>
          <table:table-cell table:style-name="Tabela4.B2" office:value-type="string">
            <text:p text:style-name="P14">Roteador</text:p>
          </table:table-cell>
        </table:table-row>
        <table:table-row>
          <table:table-cell table:style-name="Tabela4.A2" office:value-type="string">
            <text:p text:style-name="P6">W</text:p>
          </table:table-cell>
          <table:table-cell table:style-name="Tabela4.B2" office:value-type="string">
            <text:p text:style-name="P14">Switch</text:p>
          </table:table-cell>
        </table:table-row>
        <table:table-row>
          <table:table-cell table:style-name="Tabela4.A2" office:value-type="string">
            <text:p text:style-name="P6">H</text:p>
          </table:table-cell>
          <table:table-cell table:style-name="Tabela4.B2" office:value-type="string">
            <text:p text:style-name="P14">Hub</text:p>
          </table:table-cell>
        </table:table-row>
        <table:table-row>
          <table:table-cell table:style-name="Tabela4.A2" office:value-type="string">
            <text:p text:style-name="P6">A</text:p>
          </table:table-cell>
          <table:table-cell table:style-name="Tabela4.B2" office:value-type="string">
            <text:p text:style-name="P14">Access Point</text:p>
          </table:table-cell>
        </table:table-row>
      </table:table>
      <text:p text:style-name="P10"/>
      <text:p text:style-name="P10"><text:span text:style-name="T9">2º CAMPO</text:span><text:span text:style-name="T7">:</text:span> o segundo identificador é constituído por 2 caracteres. Este campo distingue o <text:span text:style-name="T13">Câ</text:span>mpus utilizando sua respectiva sigla.</text:p>
      <text:p text:style-name="P10"></text:p>
      <text:p text:style-name="P10"><text:span text:style-name="T9">3º CAMPO</text:span><text:span text:style-name="T7">: </text:span>o terceiro identificador é constituído por <text:span text:style-name="T13">4 </text:span>dígitos. Este campo é composto por um número sequencial.</text:p>
      <text:p text:style-name="P10"/>
      <text:p text:style-name="P3">Exemplos:</text:p>
      <text:p text:style-name="P10"/>
      <text:p text:style-name="P10">RGYN0004 – Roteador número 4 do C<text:span text:style-name="T13">â</text:span>mpus Goiânia</text:p>
      <text:p text:style-name="P10"/>
      <text:p text:style-name="P10">WGYN0001 – Switch número 1 do C<text:span text:style-name="T13">â</text:span>mpus Goiânia</text:p>
      <text:p text:style-name="P10"/>
      <text:p text:style-name="P10">AGYN0001 – Access Point número 1 do C<text:span text:style-name="T13">â</text:span>mpus Goiânia</text:p>
      <text:p text:style-name="P10"/>
      <text:p text:style-name="P7">4.2. VERIFICAR SE A INFRAESTRUTURA DE REDE LOCAL <text:span text:style-name="T14">ATENDE AS SEGUINTES NORMAS:</text:span></text:p>
      <text:p text:style-name="P7"/>
      <text:p text:style-name="P8">4.2.1 DEFINIÇÕES GERAIS:</text:p>
      <text:p text:style-name="P8"/>
      <text:p text:style-name="P9"><text:span text:style-name="T18">4.2.1.1. </text:span><text:span text:style-name="T4">Prover backup para todos os arquivos de configuração dos elementos </text:span><text:span text:style-name="T1">ativos rede local, armazenando o backup em servidor de arquivo s, de forma a serem usados caso aconteçam incidentes graves.</text:span></text:p>
      <text:p text:style-name="P8"/>
      <text:p text:style-name="P16"><text:span text:style-name="T12">4.2.1.2. </text:span>Seguir, para o endereçamento IP (Internet Protocol), o Esquema de </text:p>
      <text:p text:style-name="P2">Endereçamento IP definido pelas normas internas <text:span text:style-name="T14">(se houver).</text:span></text:p>
      <text:p text:style-name="P2"/>
      <text:p text:style-name="P1"><text:span text:style-name="T17">4.2.1.3.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8:25:14.739676811</meta:creation-date>
    <dc:date>2016-08-01T19:42:01.156397350</dc:date>
    <meta:editing-duration>PT28M21S</meta:editing-duration>
    <meta:editing-cycles>2</meta:editing-cycles>
    <meta:generator>LibreOffice/5.0.6.3$Linux_X86_64 LibreOffice_project/00m0$Build-3</meta:generator>
    <meta:document-statistic meta:table-count="4" meta:image-count="0" meta:object-count="0" meta:page-count="2" meta:paragraph-count="60" meta:word-count="378" meta:character-count="2457" meta:non-whitespace-character-count="2112"/>
  </office:meta>
</office:document-meta>
</file>